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5pt solid #000000"/>
    </style:style>
    <style:style style:name="P1" style:family="paragraph" style:parent-style-name="Standard">
      <style:text-properties officeooo:rsid="00211f45" officeooo:paragraph-rsid="00211f45"/>
    </style:style>
    <style:style style:name="P2" style:family="paragraph" style:parent-style-name="Standard">
      <style:text-properties officeooo:rsid="00211f45" officeooo:paragraph-rsid="0043b83d"/>
    </style:style>
    <style:style style:name="P3" style:family="paragraph" style:parent-style-name="Standard">
      <style:text-properties officeooo:rsid="002d34dd" officeooo:paragraph-rsid="002d34dd"/>
    </style:style>
    <style:style style:name="P4" style:family="paragraph" style:parent-style-name="Standard">
      <style:text-properties officeooo:rsid="002c0b8d" officeooo:paragraph-rsid="002c0b8d"/>
    </style:style>
    <style:style style:name="P5" style:family="paragraph" style:parent-style-name="Standard">
      <style:text-properties officeooo:rsid="002a7381" officeooo:paragraph-rsid="002a7381"/>
    </style:style>
    <style:style style:name="P6" style:family="paragraph" style:parent-style-name="Standard">
      <style:text-properties officeooo:rsid="0026f3f1" officeooo:paragraph-rsid="0026f3f1"/>
    </style:style>
    <style:style style:name="P7" style:family="paragraph" style:parent-style-name="Standard">
      <style:text-properties officeooo:rsid="0026f3f1" officeooo:paragraph-rsid="005bcdc4"/>
    </style:style>
    <style:style style:name="P8" style:family="paragraph" style:parent-style-name="Standard">
      <style:text-properties officeooo:rsid="0021f456" officeooo:paragraph-rsid="0021f456"/>
    </style:style>
    <style:style style:name="P9" style:family="paragraph" style:parent-style-name="Standard">
      <style:text-properties officeooo:paragraph-rsid="00211f45"/>
    </style:style>
    <style:style style:name="P10" style:family="paragraph" style:parent-style-name="Standard">
      <style:text-properties officeooo:paragraph-rsid="001fc6f2"/>
    </style:style>
    <style:style style:name="P11" style:family="paragraph" style:parent-style-name="Standard">
      <style:text-properties officeooo:rsid="001fc6f2" officeooo:paragraph-rsid="001fc6f2"/>
    </style:style>
    <style:style style:name="P12" style:family="paragraph" style:parent-style-name="Standard">
      <style:text-properties officeooo:rsid="002e3401" officeooo:paragraph-rsid="002e3401"/>
    </style:style>
    <style:style style:name="P13" style:family="paragraph" style:parent-style-name="Standard">
      <style:text-properties officeooo:rsid="003539c3" officeooo:paragraph-rsid="003539c3"/>
    </style:style>
    <style:style style:name="P14" style:family="paragraph" style:parent-style-name="Standard">
      <style:text-properties officeooo:rsid="0035e8e5" officeooo:paragraph-rsid="0035e8e5"/>
    </style:style>
    <style:style style:name="P15" style:family="paragraph" style:parent-style-name="Standard">
      <style:text-properties officeooo:rsid="00370285" officeooo:paragraph-rsid="00370285"/>
    </style:style>
    <style:style style:name="P16" style:family="paragraph" style:parent-style-name="Standard">
      <style:text-properties officeooo:rsid="0037531f" officeooo:paragraph-rsid="0037531f"/>
    </style:style>
    <style:style style:name="P17" style:family="paragraph" style:parent-style-name="Standard">
      <style:text-properties officeooo:rsid="0038f519" officeooo:paragraph-rsid="00211f45"/>
    </style:style>
    <style:style style:name="P18" style:family="paragraph" style:parent-style-name="Standard">
      <style:text-properties officeooo:rsid="0038f519" officeooo:paragraph-rsid="0038f519"/>
    </style:style>
    <style:style style:name="P19" style:family="paragraph" style:parent-style-name="Standard">
      <style:text-properties officeooo:rsid="0038f519" officeooo:paragraph-rsid="0039e9d4"/>
    </style:style>
    <style:style style:name="P20" style:family="paragraph" style:parent-style-name="Standard">
      <style:text-properties officeooo:rsid="0039e9d4" officeooo:paragraph-rsid="0039e9d4"/>
    </style:style>
    <style:style style:name="P21" style:family="paragraph" style:parent-style-name="Standard">
      <style:text-properties officeooo:paragraph-rsid="003d177c"/>
    </style:style>
    <style:style style:name="P22" style:family="paragraph" style:parent-style-name="Table_20_Contents">
      <style:text-properties officeooo:paragraph-rsid="003d177c"/>
    </style:style>
    <style:style style:name="P23" style:family="paragraph" style:parent-style-name="Standard">
      <style:text-properties officeooo:rsid="003d177c" officeooo:paragraph-rsid="003d177c"/>
    </style:style>
    <style:style style:name="P24" style:family="paragraph" style:parent-style-name="Standard">
      <style:text-properties officeooo:rsid="0042f0fc" officeooo:paragraph-rsid="0042f0fc"/>
    </style:style>
    <style:style style:name="P25" style:family="paragraph" style:parent-style-name="Standard">
      <style:text-properties officeooo:rsid="0042f0fc" officeooo:paragraph-rsid="0043b83d"/>
    </style:style>
    <style:style style:name="P26" style:family="paragraph" style:parent-style-name="Standard">
      <style:text-properties officeooo:paragraph-rsid="0043b83d"/>
    </style:style>
    <style:style style:name="P27" style:family="paragraph" style:parent-style-name="Table_20_Contents">
      <style:text-properties officeooo:paragraph-rsid="0043b83d"/>
    </style:style>
    <style:style style:name="P28" style:family="paragraph" style:parent-style-name="Standard">
      <style:text-properties officeooo:rsid="0045150a" officeooo:paragraph-rsid="0045150a"/>
    </style:style>
    <style:style style:name="P29" style:family="paragraph" style:parent-style-name="Standard">
      <style:text-properties officeooo:rsid="004708a1" officeooo:paragraph-rsid="004708a1"/>
    </style:style>
    <style:style style:name="P30" style:family="paragraph" style:parent-style-name="Standard">
      <style:text-properties officeooo:rsid="0048c635" officeooo:paragraph-rsid="0048c635"/>
    </style:style>
    <style:style style:name="P31" style:family="paragraph" style:parent-style-name="Standard">
      <style:text-properties officeooo:rsid="004b6219" officeooo:paragraph-rsid="004b6219"/>
    </style:style>
    <style:style style:name="P32" style:family="paragraph" style:parent-style-name="Standard">
      <style:text-properties officeooo:rsid="004c459d" officeooo:paragraph-rsid="004c459d"/>
    </style:style>
    <style:style style:name="P33" style:family="paragraph" style:parent-style-name="Standard">
      <style:text-properties officeooo:rsid="0051c756" officeooo:paragraph-rsid="0051c756"/>
    </style:style>
    <style:style style:name="P34" style:family="paragraph" style:parent-style-name="Standard">
      <style:text-properties officeooo:rsid="0051c756" officeooo:paragraph-rsid="005389e2"/>
    </style:style>
    <style:style style:name="P35" style:family="paragraph" style:parent-style-name="Standard">
      <style:text-properties officeooo:rsid="0055cc1a" officeooo:paragraph-rsid="0055cc1a"/>
    </style:style>
    <style:style style:name="P36" style:family="paragraph" style:parent-style-name="Standard">
      <style:text-properties officeooo:rsid="0057428b" officeooo:paragraph-rsid="0057428b"/>
    </style:style>
    <style:style style:name="P37" style:family="paragraph" style:parent-style-name="Standard">
      <style:text-properties officeooo:rsid="0057be5f" officeooo:paragraph-rsid="0057be5f"/>
    </style:style>
    <style:style style:name="P38" style:family="paragraph" style:parent-style-name="Standard">
      <style:text-properties officeooo:rsid="0057be5f" officeooo:paragraph-rsid="0057efea"/>
    </style:style>
    <style:style style:name="P39" style:family="paragraph" style:parent-style-name="Standard">
      <style:text-properties officeooo:rsid="0058da82" officeooo:paragraph-rsid="00597379"/>
    </style:style>
    <style:style style:name="P40" style:family="paragraph" style:parent-style-name="Standard">
      <style:text-properties officeooo:rsid="005bcdc4" officeooo:paragraph-rsid="005bcdc4"/>
    </style:style>
    <style:style style:name="P41" style:family="paragraph" style:parent-style-name="Standard">
      <style:text-properties officeooo:rsid="005bcdc4" officeooo:paragraph-rsid="005cfe26"/>
    </style:style>
    <style:style style:name="P42" style:family="paragraph" style:parent-style-name="Table_20_Contents">
      <style:text-properties officeooo:paragraph-rsid="00494a5c"/>
    </style:style>
    <style:style style:name="P43" style:family="paragraph" style:parent-style-name="Table_20_Contents">
      <style:text-properties officeooo:paragraph-rsid="004fd865"/>
    </style:style>
    <style:style style:name="P44" style:family="paragraph" style:parent-style-name="Standard">
      <style:text-properties officeooo:rsid="0043b83d" officeooo:paragraph-rsid="0043b83d"/>
    </style:style>
    <style:style style:name="P45" style:family="paragraph" style:parent-style-name="Standard">
      <style:text-properties officeooo:rsid="005f8522" officeooo:paragraph-rsid="005f8522"/>
    </style:style>
    <style:style style:name="P46" style:family="paragraph" style:parent-style-name="Table_20_Contents">
      <style:text-properties officeooo:rsid="005f8522" officeooo:paragraph-rsid="005f8522"/>
    </style:style>
    <style:style style:name="P47" style:family="paragraph" style:parent-style-name="Standard">
      <style:text-properties officeooo:rsid="00604af5" officeooo:paragraph-rsid="00604af5"/>
    </style:style>
    <style:style style:name="P48" style:family="paragraph" style:parent-style-name="Table_20_Contents">
      <style:text-properties officeooo:rsid="00604af5" officeooo:paragraph-rsid="00604af5"/>
    </style:style>
    <style:style style:name="P49" style:family="paragraph" style:parent-style-name="Standard">
      <style:text-properties officeooo:rsid="0061f29d" officeooo:paragraph-rsid="0061f29d"/>
    </style:style>
    <style:style style:name="P50" style:family="paragraph" style:parent-style-name="Standard">
      <style:text-properties officeooo:rsid="003539c3" officeooo:paragraph-rsid="003539c3"/>
    </style:style>
    <style:style style:name="P51" style:family="paragraph" style:parent-style-name="Standard">
      <style:text-properties officeooo:rsid="001fc6f2" officeooo:paragraph-rsid="001fc6f2"/>
    </style:style>
    <style:style style:name="P52" style:family="paragraph" style:parent-style-name="Standard">
      <style:text-properties officeooo:rsid="0026f3f1" officeooo:paragraph-rsid="0026f3f1"/>
    </style:style>
    <style:style style:name="P53" style:family="paragraph" style:parent-style-name="Standard">
      <style:text-properties officeooo:rsid="0065f660" officeooo:paragraph-rsid="0065f660"/>
    </style:style>
    <style:style style:name="P54" style:family="paragraph" style:parent-style-name="Standard">
      <style:text-properties officeooo:rsid="0067ff64" officeooo:paragraph-rsid="0067ff64"/>
    </style:style>
    <style:style style:name="P55" style:family="paragraph" style:parent-style-name="Standard">
      <style:text-properties officeooo:rsid="0067ff64" officeooo:paragraph-rsid="00687d68"/>
    </style:style>
    <style:style style:name="P56" style:family="paragraph" style:parent-style-name="Table_20_Contents">
      <style:text-properties officeooo:paragraph-rsid="0065f660"/>
    </style:style>
    <style:style style:name="P57" style:family="paragraph" style:parent-style-name="Table_20_Contents">
      <style:text-properties officeooo:paragraph-rsid="0067ecaa"/>
    </style:style>
    <style:style style:name="T1" style:family="text">
      <style:text-properties officeooo:rsid="00319343"/>
    </style:style>
    <style:style style:name="T2" style:family="text">
      <style:text-properties officeooo:rsid="003539c3"/>
    </style:style>
    <style:style style:name="T3" style:family="text">
      <style:text-properties officeooo:rsid="00370285"/>
    </style:style>
    <style:style style:name="T4" style:family="text">
      <style:text-properties officeooo:rsid="0038f519"/>
    </style:style>
    <style:style style:name="T5" style:family="text">
      <style:text-properties officeooo:rsid="0039e9d4"/>
    </style:style>
    <style:style style:name="T6" style:family="text">
      <style:text-properties officeooo:rsid="0039f7a8"/>
    </style:style>
    <style:style style:name="T7" style:family="text">
      <style:text-properties officeooo:rsid="003af3f1"/>
    </style:style>
    <style:style style:name="T8" style:family="text">
      <style:text-properties officeooo:rsid="0043b83d"/>
    </style:style>
    <style:style style:name="T9" style:family="text">
      <style:text-properties officeooo:rsid="004708a1"/>
    </style:style>
    <style:style style:name="T10" style:family="text">
      <style:text-properties officeooo:rsid="00494a5c"/>
    </style:style>
    <style:style style:name="T11" style:family="text">
      <style:text-properties officeooo:rsid="005389e2"/>
    </style:style>
    <style:style style:name="T12" style:family="text">
      <style:text-properties officeooo:rsid="0057428b"/>
    </style:style>
    <style:style style:name="T13" style:family="text">
      <style:text-properties officeooo:rsid="0057be5f"/>
    </style:style>
    <style:style style:name="T14" style:family="text">
      <style:text-properties officeooo:rsid="0057efea"/>
    </style:style>
    <style:style style:name="T15" style:family="text">
      <style:text-properties officeooo:rsid="0058da82"/>
    </style:style>
    <style:style style:name="T16" style:family="text">
      <style:text-properties officeooo:rsid="00597379"/>
    </style:style>
    <style:style style:name="T17" style:family="text">
      <style:text-properties officeooo:rsid="005ab2aa"/>
    </style:style>
    <style:style style:name="T18" style:family="text">
      <style:text-properties officeooo:rsid="0026f3f1"/>
    </style:style>
    <style:style style:name="T19" style:family="text">
      <style:text-properties officeooo:rsid="005cfe26"/>
    </style:style>
    <style:style style:name="T20" style:family="text">
      <style:text-properties officeooo:rsid="00604af5"/>
    </style:style>
    <style:style style:name="T21" style:family="text">
      <style:text-properties officeooo:rsid="0061f29d"/>
    </style:style>
    <style:style style:name="T22" style:family="text">
      <style:text-properties officeooo:rsid="00687d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is is for crate:</text:p>
      <text:p text:style-name="P11"/>
      <text:p text:style-name="P11"/>
      <text:p text:style-name="P11"/>
      <text:p text:style-name="P12">Rusty gin device</text:p>
      <text:p text:style-name="P11"/>
      <text:p text:style-name="P12">Figure __ shows the project structure and the directory tree for the project. <text:span text:style-name="T1">The main </text:span><text:span text:style-name="T2">project </text:span><text:span text:style-name="T1">directory consists of </text:span><text:span text:style-name="T2">the following:</text:span></text:p>
      <text:p text:style-name="P13">1. build.rs</text:p>
      <text:p text:style-name="P13">2. Cargo.toml</text:p>
      <text:p text:style-name="P13">3. src/ main.rs</text:p>
      <text:p text:style-name="P13">4. Module- gp_port_embassy_stm32.</text:p>
      <text:p text:style-name="P13"/>
      <text:p text:style-name="P13"/>
      <text:p text:style-name="P13"/>
      <text:p text:style-name="P13"/>
      <text:p text:style-name="P13"/>
      <text:p text:style-name="P14">The module <text:span text:style-name="T2">gp_port_embassy_stm32 </text:span>directory also consists of its own Cargo.toml, the generated bindings for the C librray of gp inside genrated folder. The src foder consists of the other files for the module namely: </text:p>
      <text:p text:style-name="P41">1. gp_port_config.rs: This module consists of gp port configuration and device related callbacks</text:p>
      <text:p text:style-name="P41">2. gp_port_uart_stm32.rs: This module contains all the uart related operations</text:p>
      <text:p text:style-name="P41">3. sys_callbacks.rs: <text:s/>This module constains the embassy time realted functions</text:p>
      <text:p text:style-name="P41">4. lib.rs: This module conatains all the major static structs and functions to run gp</text:p>
      <text:p text:style-name="P14"/>
      <text:p text:style-name="P14">These files are described later in this section.</text:p>
      <text:p text:style-name="P11"/>
      <table:table table:name="Table3" table:style-name="Table3">
        <table:table-column table:style-name="Table3.A"/>
        <table:table-row>
          <table:table-cell table:style-name="Table3.A1" office:value-type="string">
            <text:p text:style-name="P9">apoorv@LT-140-050-2:~/work/Master_Thesis/rusty-gin-device/rusty-gin-device$ tree</text:p>
            <text:p text:style-name="P9">.</text:p>
            <text:p text:style-name="P9">├── app.map</text:p>
            <text:p text:style-name="P9">├── build.rs</text:p>
            <text:p text:style-name="P9">├── Cargo.lock</text:p>
            <text:p text:style-name="P9">├── Cargo.toml</text:p>
            <text:p text:style-name="P9">├── gp_port_embassy_stm32</text:p>
            <text:p text:style-name="P9">│ <text:s text:c="2"/>├── Cargo.lock</text:p>
            <text:p text:style-name="P9">│ <text:s text:c="2"/>├── Cargo.toml</text:p>
            <text:p text:style-name="P9">│ <text:s text:c="2"/>├── generated</text:p>
            <text:p text:style-name="P9">│ <text:s text:c="2"/>│ <text:s text:c="2"/>└── bindings.rs</text:p>
            <text:p text:style-name="P9">│ <text:s text:c="2"/>└── src</text:p>
            <text:p text:style-name="P9">│ <text:s text:c="6"/>├── gp_port_config.rs</text:p>
            <text:p text:style-name="P9">│ <text:s text:c="6"/>├── gp_port_uart_stm32.rs</text:p>
            <text:p text:style-name="P9">│ <text:s text:c="6"/>├── lib.rs</text:p>
            <text:p text:style-name="P9">│ <text:s text:c="6"/>└── sys_callbacks.rs</text:p>
            <text:p text:style-name="P9">├── src</text:p>
            <text:p text:style-name="P9">│ <text:s text:c="2"/>└── main.rs</text:p>
            <text:p text:style-name="P9">└── toolchain.cmake</text:p>
          </table:table-cell>
        </table:table-row>
      </table:table>
      <text:p text:style-name="P11"/>
      <text:p text:style-name="P11"/>
      <text:p text:style-name="P11">The figure __ shws the configuration file for the project that is used while building and running the program. It contains configurations like target for which the application is built, other rust-flags and attributes for the linker. </text:p>
      <text:p text:style-name="P10"/>
      <text:p text:style-name="P1"><text:soft-page-break/>config.toml:</text:p>
      <text:p text:style-name="P1"/>
      <table:table table:name="Table2" table:style-name="Table2">
        <table:table-column table:style-name="Table2.A"/>
        <table:table-row>
          <table:table-cell table:style-name="Table2.A1" office:value-type="string">
            <text:p text:style-name="P9">[build]</text:p>
            <text:p text:style-name="P9">target = "thumbv7em-none-eabi"</text:p>
            <text:p text:style-name="P9"/>
            <text:p text:style-name="P9">[target.thumbv7em-none-eabi]</text:p>
            <text:p text:style-name="P9">runner = "probe-run --chip STM32F429ZITx"</text:p>
            <text:p text:style-name="P9">rustflags = ["-Clink-args=-Map=app.map"]</text:p>
            <text:p text:style-name="P9">#optional- it tells the linker to make a <text:s/>map file</text:p>
            <text:p text:style-name="P9"/>
            <text:p text:style-name="P9">[env]</text:p>
            <text:p text:style-name="P9">DEFMT_LOG = "trace"</text:p>
            <text:p text:style-name="P9"/>
            <text:p text:style-name="P9">[net]</text:p>
            <text:p text:style-name="P9">git-fetch-with-cli = true</text:p>
            <text:p text:style-name="P9"/>
          </table:table-cell>
        </table:table-row>
      </table:table>
      <text:p text:style-name="P9"/>
      <text:p text:style-name="P2">Cargo.toml</text:p>
      <text:p text:style-name="P29">Cargo.toml file is the manifest file which includes the metadata about the package and the dependencies required y the project. </text:p>
      <text:p text:style-name="P28">The Cargo.toml file for the project has the following parts:</text:p>
      <text:p text:style-name="P28">1. package- <text:span text:style-name="T9">Information about the project like name, version, edition etc.</text:span></text:p>
      <text:p text:style-name="P29">2. build-dependencies- <text:s/>Dependencies required by the project during the build script</text:p>
      <text:p text:style-name="P29">3. dependencies- Crates required by the application</text:p>
      <text:p text:style-name="P29">4. profile- Different profile settings for dev, debug,test etc.</text:p>
      <text:p text:style-name="P2"/>
      <text:p text:style-name="P29">Some of the important dependencies for the project are: embassy related dependencies, cortex-m-rt, embedded-hal, libc and futures.</text:p>
      <text:p text:style-name="P29"/>
      <table:table table:name="Table8" table:style-name="Table8">
        <table:table-column table:style-name="Table8.A"/>
        <table:table-row>
          <table:table-cell table:style-name="Table8.A1" office:value-type="string">
            <text:p text:style-name="P27">[package]</text:p>
            <text:p text:style-name="P27">name = "rusty-gin-device"</text:p>
            <text:p text:style-name="P27">version = "0.1.0"</text:p>
            <text:p text:style-name="P27">edition = "2021"</text:p>
            <text:p text:style-name="P27">authors = ["Apoorv Singh &lt;Apoorv.Singh@gin.de&gt;"]</text:p>
            <text:p text:style-name="P27">repository = ""</text:p>
            <text:p text:style-name="P27">categories = ["embedded", "no-std"]</text:p>
            <text:p text:style-name="P27">readme = "./README.md"</text:p>
            <text:p text:style-name="P27">build = "build.rs"</text:p>
            <text:p text:style-name="P27"/>
            <text:p text:style-name="P27">[build-dependencies] #dependencies used only for build</text:p>
            <text:p text:style-name="P27">cmake = "0.1.31"</text:p>
            <text:p text:style-name="P27">bindgen = "0.66.1"</text:p>
            <text:p text:style-name="P27"/>
            <text:p text:style-name="P27">[workspace]</text:p>
            <text:p text:style-name="P27">members = ["gp_port_embassy_stm32"]</text:p>
            <text:p text:style-name="P27"/>
            <text:p text:style-name="P27">[dependencies]</text:p>
            <text:p text:style-name="P27">gp_port_embassy_stm32 = { path = "gp_port_embassy_stm32" }</text:p>
            <text:p text:style-name="P27">embassy-sync = { git = "https://github.com/embassy-rs/embassy", rev = "37a1e9f971214c11a614b06b230be27c688fff1d", features = [</text:p>
            <text:p text:style-name="P27"><text:s text:c="4"/>"defmt"</text:p>
            <text:p text:style-name="P27"><text:soft-page-break/>] }</text:p>
            <text:p text:style-name="P27">embassy-executor = { git = "https://github.com/embassy-rs/embassy", rev = "37a1e9f971214c11a614b06b230be27c688fff1d", features = [</text:p>
            <text:p text:style-name="P27"><text:s text:c="4"/>"nightly",</text:p>
            <text:p text:style-name="P27"><text:s text:c="4"/>"arch-cortex-m",</text:p>
            <text:p text:style-name="P27"><text:s text:c="4"/>"executor-thread",</text:p>
            <text:p text:style-name="P27"><text:s text:c="4"/>"executor-interrupt",</text:p>
            <text:p text:style-name="P27"><text:s text:c="4"/>"defmt",</text:p>
            <text:p text:style-name="P27"><text:s text:c="4"/>"integrated-timers",</text:p>
            <text:p text:style-name="P27"><text:s text:c="4"/>"arch-cortex-m",</text:p>
            <text:p text:style-name="P27"><text:s text:c="4"/>"executor-thread",</text:p>
            <text:p text:style-name="P27"><text:s text:c="4"/>"executor-interrupt"</text:p>
            <text:p text:style-name="P27">] }</text:p>
            <text:p text:style-name="P27">embassy-time = { git = "https://github.com/embassy-rs/embassy", rev = "37a1e9f971214c11a614b06b230be27c688fff1d", features = [</text:p>
            <text:p text:style-name="P27"><text:s text:c="4"/>"defmt",</text:p>
            <text:p text:style-name="P27"><text:s text:c="4"/>"defmt-timestamp-uptime",</text:p>
            <text:p text:style-name="P27"><text:s text:c="4"/>"unstable-traits",</text:p>
            <text:p text:style-name="P27"><text:s text:c="4"/>"tick-hz-32_768"</text:p>
            <text:p text:style-name="P27">] }</text:p>
            <text:p text:style-name="P27">embassy-stm32 = { git = "https://github.com/embassy-rs/embassy", rev = "37a1e9f971214c11a614b06b230be27c688fff1d", features = [</text:p>
            <text:p text:style-name="P27"><text:s text:c="4"/>"nightly",</text:p>
            <text:p text:style-name="P27"><text:s text:c="4"/>"unstable-traits",</text:p>
            <text:p text:style-name="P27"><text:s text:c="4"/>"defmt",</text:p>
            <text:p text:style-name="P27"><text:s text:c="4"/>"stm32f429zi",</text:p>
            <text:p text:style-name="P27"><text:s text:c="4"/>"unstable-pac",</text:p>
            <text:p text:style-name="P27"><text:s text:c="4"/>"memory-x",</text:p>
            <text:p text:style-name="P27"><text:s text:c="4"/>"time-driver-any",</text:p>
            <text:p text:style-name="P27"><text:s text:c="4"/>"exti",</text:p>
            <text:p text:style-name="P27"><text:s text:c="4"/>"embedded-sdmmc",</text:p>
            <text:p text:style-name="P27"><text:s text:c="4"/>"chrono"</text:p>
            <text:p text:style-name="P27">] }</text:p>
            <text:p text:style-name="P27">libc = { version = "0.2" }</text:p>
            <text:p text:style-name="P27">defmt = "0.3.5"</text:p>
            <text:p text:style-name="P27">defmt-rtt = "0.4"</text:p>
            <text:p text:style-name="P27">cortex-m = { version = "0.7.6", features = [</text:p>
            <text:p text:style-name="P27"><text:s text:c="4"/>"inline-asm",</text:p>
            <text:p text:style-name="P27"><text:s text:c="4"/>"critical-section-single-core"</text:p>
            <text:p text:style-name="P27">] }</text:p>
            <text:p text:style-name="P27">cortex-m-rt = "0.7.0"</text:p>
            <text:p text:style-name="P27">embedded-hal = "0.2.6"</text:p>
            <text:p text:style-name="P27">embedded-io = "0.4.0"</text:p>
            <text:p text:style-name="P27">panic-probe = { version = "0.3", features = ["print-defmt"] }</text:p>
            <text:p text:style-name="P27">futures = { version = "0.3.17", default-features = false, features = [</text:p>
            <text:p text:style-name="P27"><text:s text:c="4"/>"async-await"</text:p>
            <text:p text:style-name="P27">] }</text:p>
            <text:p text:style-name="P27"/>
            <text:p text:style-name="P27">[profile.dev]</text:p>
            <text:p text:style-name="P27">opt-level = 0</text:p>
            <text:p text:style-name="P27">debug = 1 #set debug to 1 to remove extra defmt messages in probe run</text:p>
          </table:table-cell>
        </table:table-row>
      </table:table>
      <text:p text:style-name="P26"/>
      <text:p text:style-name="P9"><text:soft-page-break/></text:p>
      <text:p text:style-name="P9">The build.rs file is used as <text:s/>a custom build script which runs before the application <text:span text:style-name="T3">package.</text:span> Cargo looks for this file in the root directory and then runs it. The build script is need<text:span text:style-name="T3">ed for many use cases as mentioned in the cargo book(https://doc.rust-lang.org/cargo/reference/build-scripts.html) like:</text:span></text:p>
      <text:p text:style-name="P9"/>
      <text:p text:style-name="P15">1. Building a bundled C library.</text:p>
      <text:p text:style-name="P15">2. Finding a C library on the host system.</text:p>
      <text:p text:style-name="P15">3. Generating a Rust module from a specification.</text:p>
      <text:p text:style-name="P15">4. Performing any platform-specific configuration needed for the crate.</text:p>
      <text:p text:style-name="P15"/>
      <text:p text:style-name="P15">Tools like bindgen and cmake need build scripts.</text:p>
      <text:p text:style-name="P9"/>
      <text:p text:style-name="P16">The build.rs file below shows the build script needed for the project. </text:p>
      <text:p text:style-name="P16">The build script for our project is responsinble for the following tasks which are brokem dwn into sepearate functions namely:</text:p>
      <text:p text:style-name="P16">1. clone_gp_repo() - Clone the repo from git.</text:p>
      <text:p text:style-name="P16">2. build_gp() - Build the gp library</text:p>
      <text:p text:style-name="P16">3. create_bindings() - Create bindings for the gp library</text:p>
      <text:p text:style-name="P16"/>
      <text:p text:style-name="P16">These functions are run sequentially. Clon<text:span text:style-name="T4">ing </text:span>of the gp library from the git repo happens first, followed by building the library using cmake and then creating bindings for the library in the file bindings.rs which is later used in the project. </text:p>
      <text:p text:style-name="P1"/>
      <table:table table:name="Table4" table:style-name="Table4">
        <table:table-column table:style-name="Table4.A"/>
        <table:table-row>
          <table:table-cell table:style-name="Table4.A1" office:value-type="string">
            <text:p text:style-name="Table_20_Contents">extern crate bindgen;</text:p>
            <text:p text:style-name="Table_20_Contents">use std::env;</text:p>
            <text:p text:style-name="Table_20_Contents">use std::path::PathBuf;</text:p>
            <text:p text:style-name="Table_20_Contents">use std::process::Command;</text:p>
            <text:p text:style-name="Table_20_Contents">extern crate cmake;</text:p>
            <text:p text:style-name="Table_20_Contents">use std::fs;</text:p>
            <text:p text:style-name="Table_20_Contents"/>
            <text:p text:style-name="Table_20_Contents">const GP_REPO_NAME: &amp;str = "gp";</text:p>
            <text:p text:style-name="Table_20_Contents">const GP_REPO_URL: &amp;str = "ssh://git@zaphod.gin-domain.local:7999/elog/gp.git";</text:p>
            <text:p text:style-name="Table_20_Contents"/>
            <text:p text:style-name="Table_20_Contents">fn main() {</text:p>
            <text:p text:style-name="Table_20_Contents"><text:s text:c="4"/>clone_gp_repo();</text:p>
            <text:p text:style-name="Table_20_Contents"/>
            <text:p text:style-name="Table_20_Contents"><text:s text:c="4"/>build_gp();</text:p>
            <text:p text:style-name="Table_20_Contents"/>
            <text:p text:style-name="Table_20_Contents"><text:s text:c="4"/>create_bindings();</text:p>
            <text:p text:style-name="Table_20_Contents">}</text:p>
          </table:table-cell>
        </table:table-row>
      </table:table>
      <text:p text:style-name="P17"/>
      <text:p text:style-name="P18">We can see in the clone_gp_repo function below is used to clone the git repo in the specified directory. <text:s/>We start by checking if there is already a folder with the same name before, if we find one, it deletes it and then creates the gp folder. </text:p>
      <text:p text:style-name="P18"/>
      <text:p text:style-name="P19">Then we use the <text:span text:style-name="T5">command line ‘git clone’ to clone the gp repo from GP_REPO_URL to the specified <text:s/>gp_repo_dir.</text:span></text:p>
      <text:p text:style-name="P18"/>
      <text:p text:style-name="P1"/>
      <table:table table:name="Table5" table:style-name="Table5">
        <table:table-column table:style-name="Table5.A"/>
        <table:table-row>
          <table:table-cell table:style-name="Table5.A1" office:value-type="string">
            <text:p text:style-name="Table_20_Contents">fn clone_gp_repo() {</text:p>
            <text:p text:style-name="Table_20_Contents"><text:soft-page-break/><text:s text:c="4"/>let gp_repo_dir = PathBuf::from(env::var("OUT_DIR").unwrap()).join(GP_REPO_NAME);</text:p>
            <text:p text:style-name="Table_20_Contents"/>
            <text:p text:style-name="Table_20_Contents"><text:s text:c="4"/>if let Err(e) = fs::remove_dir_all(gp_repo_dir.clone()) {</text:p>
            <text:p text:style-name="Table_20_Contents"><text:s text:c="8"/>//delete gp folder automatically if folder exists already</text:p>
            <text:p text:style-name="Table_20_Contents"><text:s text:c="8"/>if !e.kind().eq(&amp;std::io::ErrorKind::NotFound) {</text:p>
            <text:p text:style-name="Table_20_Contents"><text:s text:c="12"/>eprintln!("Failed to delete 'gp' directory: {}", e);</text:p>
            <text:p text:style-name="Table_20_Contents"><text:s text:c="12"/>std::process::exit(1);</text:p>
            <text:p text:style-name="Table_20_Contents"><text:s text:c="8"/>}</text:p>
            <text:p text:style-name="Table_20_Contents"><text:s text:c="4"/>}</text:p>
            <text:p text:style-name="Table_20_Contents"><text:s text:c="4"/>// git clone the gp repo to gp folder in the workspace</text:p>
            <text:p text:style-name="Table_20_Contents"><text:s text:c="4"/>Command::new("git")</text:p>
            <text:p text:style-name="Table_20_Contents"><text:s text:c="8"/>.args(["clone", GP_REPO_URL, gp_repo_dir.to_str().unwrap()])</text:p>
            <text:p text:style-name="Table_20_Contents"><text:s text:c="8"/>.output()</text:p>
            <text:p text:style-name="Table_20_Contents"><text:s text:c="8"/>.expect("cargo:warning=Failed to clone gp repo {}");</text:p>
            <text:p text:style-name="Table_20_Contents">}</text:p>
          </table:table-cell>
        </table:table-row>
      </table:table>
      <text:p text:style-name="P1"/>
      <text:p text:style-name="P20">The function build_gp() below builds the gp library (natively written in C) to a static library which can later be linked by the linker. </text:p>
      <text:p text:style-name="P20"/>
      <text:p text:style-name="P20">We use the cmake crate <text:span text:style-name="T6">that configures and builds the gp library for ARM based </text:span><text:span text:style-name="T7">target. The define function takes a key and a value which is used to configure the build settings further like compiler to be used , build type etc. The cflag function is used to pass target information as compiler flags. <text:s/>Finally by calling build(), we build the library. </text:span></text:p>
      <text:p text:style-name="P1"/>
      <table:table table:name="Table6" table:style-name="Table6">
        <table:table-column table:style-name="Table6.A"/>
        <table:table-row>
          <table:table-cell table:style-name="Table6.A1" office:value-type="string">
            <text:p text:style-name="Table_20_Contents">fn build_gp() {</text:p>
            <text:p text:style-name="Table_20_Contents"><text:s text:c="4"/>let gp_repo_dir = PathBuf::from(env::var("OUT_DIR").unwrap()).join(GP_REPO_NAME);</text:p>
            <text:p text:style-name="Table_20_Contents"><text:s text:c="4"/>let dst = cmake::Config::new(gp_repo_dir)</text:p>
            <text:p text:style-name="Table_20_Contents"><text:s text:c="8"/>.define("CMAKE_TRY_COMPILE_TARGET_TYPE", "STATIC_LIBRARY")</text:p>
            <text:p text:style-name="Table_20_Contents"><text:s text:c="8"/>.define("CMAKE_SYSTEM_NAME", "Generic")</text:p>
            <text:p text:style-name="Table_20_Contents"><text:s text:c="8"/>.define("CMAKE_SYSTEM_PROCESSOR", "arm")</text:p>
            <text:p text:style-name="Table_20_Contents"><text:s text:c="8"/>.define("CMAKE_BUILD_TYPE", "Debug")</text:p>
            <text:p text:style-name="Table_20_Contents"><text:s text:c="8"/>.define("CMAKE_C_COMPILER", "/usr/bin/arm-none-eabi-gcc")</text:p>
            <text:p text:style-name="Table_20_Contents"><text:s text:c="8"/>.define("CMAKE_CXX_COMPILER", "/usr/bin/arm-none-eabi-g++")</text:p>
            <text:p text:style-name="Table_20_Contents"><text:s text:c="8"/>.define("CMAKE_ASM_COMPILER", "/usr/bin/arm-none-eabi-as")</text:p>
            <text:p text:style-name="Table_20_Contents"><text:s text:c="8"/>.cflag("-mcpu=cortex-m4 -mthumb") //This is specific to the chip being used , STM32f429 has cortexm chip using thumb instructions.</text:p>
            <text:p text:style-name="Table_20_Contents"><text:s text:c="8"/>.target("arm-none-eabi")</text:p>
            <text:p text:style-name="Table_20_Contents"><text:s text:c="8"/>.very_verbose(true)</text:p>
            <text:p text:style-name="Table_20_Contents"><text:s text:c="8"/>.build_target("all")</text:p>
            <text:p text:style-name="Table_20_Contents"><text:s text:c="8"/>.build();</text:p>
          </table:table-cell>
        </table:table-row>
      </table:table>
      <text:p text:style-name="P1"/>
      <text:p text:style-name="P23">The <text:s/>cargo:rustc-link-search instruction tells cargo where to find the static library which was built in the last step and the instruction cargo:rustc-link-lib tells cargo the name of the library to search for linking. We do it for all the libraries : gp_slave, gp_core, gp_datagrams, gp_master.</text:p>
      <text:p text:style-name="P1"/>
      <table:table table:name="Table1" table:style-name="Table1">
        <table:table-column table:style-name="Table1.A"/>
        <table:table-row>
          <table:table-cell table:style-name="Table1.A1" office:value-type="string">
            <text:p text:style-name="P21"><text:s text:c="4"/>println!("cargo:rerun-if-changed={}/build/", dst.display());</text:p>
            <text:p text:style-name="P22"/>
            <text:p text:style-name="P22"><text:s text:c="4"/>println!("cargo:rustc-link-lib=static=gp_slave");//similar to -l</text:p>
            <text:p text:style-name="P22"><text:s text:c="4"/>println!(</text:p>
            <text:p text:style-name="P22"><text:s text:c="8"/>"cargo:rustc-link-search=native={}/build/gp_slave",</text:p>
            <text:p text:style-name="P22"><text:s text:c="8"/>dst.display()</text:p>
            <text:p text:style-name="P22"><text:soft-page-break/><text:s text:c="4"/>);//similar to -L</text:p>
            <text:p text:style-name="P22"/>
            <text:p text:style-name="P22"><text:s text:c="4"/>println!("cargo:rustc-link-lib=static=gp_core"); </text:p>
            <text:p text:style-name="P22"><text:s text:c="4"/>println!("cargo:rustc-link-search={}/build/gp_core", </text:p>
            <text:p text:style-name="P22"><text:s text:c="7"/>dst.display()); </text:p>
            <text:p text:style-name="P22"/>
            <text:p text:style-name="P22"><text:s text:c="4"/>println!("cargo:rustc-link-lib=static=gp_datagrams");</text:p>
            <text:p text:style-name="P22"><text:s text:c="4"/>println!(</text:p>
            <text:p text:style-name="P22"><text:s text:c="8"/>"cargo:rustc-link-search=native={}/build/gp_datagrams",</text:p>
            <text:p text:style-name="P22"><text:s text:c="8"/>dst.display()</text:p>
            <text:p text:style-name="P22"><text:s text:c="4"/>);</text:p>
            <text:p text:style-name="P22"/>
            <text:p text:style-name="P22"><text:s text:c="4"/>println!("cargo:rustc-link-lib=static=gp_master");</text:p>
            <text:p text:style-name="P22"><text:s text:c="4"/>println!(</text:p>
            <text:p text:style-name="P22"><text:s text:c="8"/>"cargo:rustc-link-search=native={}/build/gp_master",</text:p>
            <text:p text:style-name="P22"><text:s text:c="8"/>dst.display()</text:p>
            <text:p text:style-name="P22"><text:s text:c="4"/>);</text:p>
            <text:p text:style-name="P22">}</text:p>
          </table:table-cell>
        </table:table-row>
      </table:table>
      <text:p text:style-name="P1"/>
      <text:p text:style-name="P24">The function create_bindings() is intended to create bindings for the gp library <text:span text:style-name="T8">using bindgen. </text:span></text:p>
      <text:p text:style-name="P25">We use the crate bin<text:span text:style-name="T8">d</text:span>gen which is also included as a build dependency in Cargo.toml file. We start by providing the <text:span text:style-name="T8">gp_slave library direcrory to the header attribute followed by adding other libraraies like gp_core and gp_datagrams as extra clang arguments with <text:s/>-I which means to include these as well and create bindings for all of them. </text:span></text:p>
      <text:p text:style-name="P25"/>
      <text:p text:style-name="P44">We need to tell bindgen to use core because we are doing it for no_std environment (embedded). Then, by calling generate we create bindings in the OUT_DIR as bindings.rs. </text:p>
      <text:p text:style-name="P44">Since we will be using the bindings in our gp_port_embassy_stm32 library, so we also write to the file gp_port_rusty_stm32/generated/bindings.rs.</text:p>
      <text:p text:style-name="P1"/>
      <table:table table:name="Table7" table:style-name="Table7">
        <table:table-column table:style-name="Table7.A"/>
        <table:table-row>
          <table:table-cell table:style-name="Table7.A1" office:value-type="string">
            <text:p text:style-name="Table_20_Contents">fn create_bindings() {</text:p>
            <text:p text:style-name="Table_20_Contents"/>
            <text:p text:style-name="Table_20_Contents"><text:s text:c="7"/>let gp_slave_header_dir =</text:p>
            <text:p text:style-name="Table_20_Contents"><text:s text:c="8"/>PathBuf::from(env::var("OUT_DIR").unwrap()).join("gp/gp_slave/gp_slave.h");</text:p>
            <text:p text:style-name="Table_20_Contents"/>
            <text:p text:style-name="Table_20_Contents"><text:s text:c="4"/>let gp_core_include_dir = PathBuf::from(env::var("OUT_DIR").unwrap()).join("gp/gp_core/");</text:p>
            <text:p text:style-name="Table_20_Contents"/>
            <text:p text:style-name="Table_20_Contents"><text:s text:c="4"/>let gp_datagrams_include_dir =</text:p>
            <text:p text:style-name="Table_20_Contents"><text:s text:c="8"/>PathBuf::from(env::var("OUT_DIR").unwrap()).join("gp/gp_datagrams/");</text:p>
            <text:p text:style-name="Table_20_Contents"/>
            <text:p text:style-name="Table_20_Contents"><text:s text:c="4"/>let bindings = bindgen::Builder::default()</text:p>
            <text:p text:style-name="Table_20_Contents"><text:s text:c="8"/>.header(gp_slave_header_dir.to_str().unwrap()) //use the const var like tmp dir</text:p>
            <text:p text:style-name="Table_20_Contents"><text:s text:c="8"/>.clang_arg("--sysroot=/usr/lib/arm-none-eabi/lib")</text:p>
            <text:p text:style-name="Table_20_Contents"><text:s text:c="8"/>.clang_arg("-I/usr/lib/arm-none-eabi/include/")</text:p>
            <text:p text:style-name="Table_20_Contents"><text:s text:c="8"/>.clang_arg(format!("-I{}", gp_core_include_dir.to_str().unwrap()))</text:p>
            <text:p text:style-name="Table_20_Contents"><text:s text:c="8"/>.clang_arg(format!("-I{}", gp_datagrams_include_dir.to_str().unwrap()))</text:p>
            <text:p text:style-name="Table_20_Contents"><text:s text:c="8"/>.derive_default(true)</text:p>
            <text:p text:style-name="Table_20_Contents"><text:s text:c="8"/>.use_core()</text:p>
            <text:p text:style-name="Table_20_Contents"><text:s text:c="8"/>.parse_callbacks(Box::new(bindgen::CargoCallbacks))</text:p>
            <text:p text:style-name="Table_20_Contents"><text:s text:c="8"/>.generate()</text:p>
            <text:p text:style-name="Table_20_Contents"><text:s text:c="8"/>.expect("Unable to generate bindings");</text:p>
            <text:p text:style-name="Table_20_Contents"><text:soft-page-break/><text:s text:c="4"/>//for embedded[no_std]environment we need to use the core lib and not std lib</text:p>
            <text:p text:style-name="Table_20_Contents"/>
            <text:p text:style-name="Table_20_Contents"><text:s text:c="4"/>// Write the bindings to the $OUT_DIR/bindings.rs file.</text:p>
            <text:p text:style-name="Table_20_Contents"><text:s text:c="4"/>let out_path = PathBuf::from(env::var("OUT_DIR").unwrap());</text:p>
            <text:p text:style-name="Table_20_Contents"><text:s text:c="4"/>bindings</text:p>
            <text:p text:style-name="Table_20_Contents"><text:s text:c="8"/>.write_to_file(out_path.join("bindings.rs"))</text:p>
            <text:p text:style-name="Table_20_Contents"><text:s text:c="8"/>.expect("Couldn't write bindings!");</text:p>
            <text:p text:style-name="Table_20_Contents"/>
            <text:p text:style-name="Table_20_Contents"><text:s text:c="4"/>// Write the bindings to the gp_port_rusty_stm32/generated/bindings.rs file.</text:p>
            <text:p text:style-name="Table_20_Contents"><text:s text:c="4"/>let manifest_dir = env::var("CARGO_MANIFEST_DIR").unwrap();</text:p>
            <text:p text:style-name="Table_20_Contents"><text:s text:c="4"/>let dest_path = PathBuf::from(manifest_dir)</text:p>
            <text:p text:style-name="Table_20_Contents"><text:s text:c="8"/>.join("gp_port_embassy_stm32")</text:p>
            <text:p text:style-name="Table_20_Contents"><text:s text:c="8"/>.join("generated");</text:p>
            <text:p text:style-name="Table_20_Contents"><text:s text:c="4"/>fs::create_dir_all(&amp;dest_path).unwrap();</text:p>
            <text:p text:style-name="Table_20_Contents"/>
            <text:p text:style-name="Table_20_Contents"><text:s text:c="4"/>bindings</text:p>
            <text:p text:style-name="Table_20_Contents"><text:s text:c="8"/>.write_to_file(dest_path.join("bindings.rs"))</text:p>
            <text:p text:style-name="Table_20_Contents"><text:s text:c="8"/>.expect("Couldn't write bindings!");</text:p>
            <text:p text:style-name="Table_20_Contents">}</text:p>
          </table:table-cell>
        </table:table-row>
      </table:table>
      <text:p text:style-name="P1"/>
      <text:p text:style-name="P1"/>
      <text:p text:style-name="P8">Code:</text:p>
      <text:p text:style-name="P8">main.rs</text:p>
      <text:p text:style-name="P8"/>
      <text:p text:style-name="P30">The figure shows the crates required by the application. It incldes crates like embassy_stm32, embassy_time which provide the drivers and APIs for STM32F429 MCU and Embassy scheduler.</text:p>
      <text:p text:style-name="P31">The panic_probe</text:p>
      <text:p text:style-name="P30">Also we must use no_std and no_main attributes which tells the rust <text:span text:style-name="T10">that we are dealing with embedded target and no features of standard library must be included. </text:span></text:p>
      <text:p text:style-name="P30"/>
      <table:table table:name="Table9" table:style-name="Table9">
        <table:table-column table:style-name="Table9.A"/>
        <table:table-row>
          <table:table-cell table:style-name="Table9.A1" office:value-type="string">
            <text:p text:style-name="Table_20_Contents">#![no_std]</text:p>
            <text:p text:style-name="Table_20_Contents">#![no_main]</text:p>
            <text:p text:style-name="Table_20_Contents">#![feature(type_alias_impl_trait)]</text:p>
            <text:p text:style-name="Table_20_Contents">#![allow(unused_imports)]</text:p>
            <text:p text:style-name="Table_20_Contents"/>
            <text:p text:style-name="Table_20_Contents">use defmt::*;</text:p>
            <text:p text:style-name="Table_20_Contents">use embassy_executor::{InterruptExecutor, Spawner};</text:p>
            <text:p text:style-name="Table_20_Contents">use embassy_stm32::interrupt::{InterruptExt, Priority};</text:p>
            <text:p text:style-name="Table_20_Contents">use embassy_stm32::peripherals::{DMA1_CH0, DMA1_CH1};</text:p>
            <text:p text:style-name="Table_20_Contents">use embassy_stm32::time::Hertz;</text:p>
            <text:p text:style-name="Table_20_Contents">use embassy_stm32::usart::{</text:p>
            <text:p text:style-name="Table_20_Contents"><text:s text:c="4"/>Config as uart_config, DataBits, Error, Parity, RingBufferedUartRx, StopBits, Uart, UartTx,</text:p>
            <text:p text:style-name="Table_20_Contents">};</text:p>
            <text:p text:style-name="Table_20_Contents">use embassy_stm32::*;</text:p>
            <text:p text:style-name="Table_20_Contents">use embassy_time::{Delay, Duration, Instant, Timer};</text:p>
            <text:p text:style-name="Table_20_Contents">use gp_port_embassy_stm32::*;</text:p>
            <text:p text:style-name="Table_20_Contents">use {defmt_rtt as _, panic_probe as _};</text:p>
          </table:table-cell>
        </table:table-row>
      </table:table>
      <text:p text:style-name="P8"/>
      <text:p text:style-name="P32">Since we need to create a preemptive task, a static member called EXECUTOR_HIGH is created which is initialized by calling new. This gives us an executor handle which runs in interrupt mode.</text:p>
      <text:p text:style-name="P32"/>
      <text:p text:style-name="P33"><text:soft-page-break/>Then we bind this executor to UART5 ISR. So, whenever this ISR is called it calls the task. This is how we make a preemptive scheduler in Embassy.</text:p>
      <text:p text:style-name="P8"/>
      <table:table table:name="Table10" table:style-name="Table10">
        <table:table-column table:style-name="Table10.A"/>
        <table:table-row>
          <table:table-cell table:style-name="Table10.A1" office:value-type="string">
            <text:p text:style-name="Table_20_Contents"/>
            <text:p text:style-name="Table_20_Contents">static EXECUTOR_HIGH: InterruptExecutor = InterruptExecutor::new();</text:p>
            <text:p text:style-name="Table_20_Contents"/>
            <text:p text:style-name="P42">#[interrupt]</text:p>
            <text:p text:style-name="P42">unsafe fn UART5() {</text:p>
            <text:p text:style-name="P42"><text:s text:c="4"/>EXECUTOR_HIGH.on_interrupt()</text:p>
            <text:p text:style-name="P42">}</text:p>
          </table:table-cell>
        </table:table-row>
      </table:table>
      <text:p text:style-name="P8"/>
      <text:p text:style-name="P34">Since we will be using the UART3 for our application, we need to bind <text:span text:style-name="T11">the USART3 interrupt to the handler. So by using macro bind_interrupts we bind the Irqs struct with the USART3 interrupt handler which will be used to configure the uart peripheral. <text:s/></text:span></text:p>
      <text:p text:style-name="P8"/>
      <table:table table:name="Table19" table:style-name="Table19">
        <table:table-column table:style-name="Table19.A"/>
        <table:table-row>
          <table:table-cell table:style-name="Table19.A1" office:value-type="string">
            <text:p text:style-name="P43"/>
            <text:p text:style-name="P43">bind_interrupts!(struct Irqs {</text:p>
            <text:p text:style-name="P43"><text:s text:c="4"/>USART3 =&gt; usart::InterruptHandler&lt;peripherals::USART3&gt;;</text:p>
            <text:p text:style-name="P43">});</text:p>
            <text:p text:style-name="P43"/>
          </table:table-cell>
        </table:table-row>
      </table:table>
      <text:p text:style-name="P8"/>
      <text:p text:style-name="P35">The main task is defined as a async function since we are working with Embassy. This is the task which configures the peripherals and initializes the structs and later spawns the second task, eceive_byte_task.</text:p>
      <text:p text:style-name="P35"/>
      <text:p text:style-name="P35">We call the uart_init to initialize the uart peripheral followed by gp_port_init which initializes the port in the library. </text:p>
      <text:p text:style-name="P35"/>
      <text:p text:style-name="P35">Second task is then spawned using spawn function by the spawner handle. <text:s text:c="2"/></text:p>
      <text:p text:style-name="P8"/>
      <table:table table:name="Table11" table:style-name="Table11">
        <table:table-column table:style-name="Table11.A"/>
        <table:table-row>
          <table:table-cell table:style-name="Table11.A1" office:value-type="string">
            <text:p text:style-name="Table_20_Contents"/>
            <text:p text:style-name="Table_20_Contents">#[embassy_executor::main]</text:p>
            <text:p text:style-name="Table_20_Contents">async fn main(_spawner: Spawner) {</text:p>
            <text:p text:style-name="Table_20_Contents"><text:s text:c="4"/>println!("This is rusty gin device!");</text:p>
            <text:p text:style-name="Table_20_Contents"/>
            <text:p text:style-name="Table_20_Contents"><text:s text:c="4"/>let rx = uart_init();</text:p>
            <text:p text:style-name="Table_20_Contents"><text:s text:c="4"/>gp_port_init();</text:p>
            <text:p text:style-name="Table_20_Contents"/>
            <text:p text:style-name="Table_20_Contents"><text:s text:c="4"/>let spawner = EXECUTOR_HIGH.start(interrupt::UART5);</text:p>
            <text:p text:style-name="Table_20_Contents"><text:s text:c="4"/>interrupt::UART5.set_priority(Priority::P8); //lower the better</text:p>
            <text:p text:style-name="Table_20_Contents"><text:s text:c="4"/>unwrap!(spawner.spawn(receive_byte_task(rx)));</text:p>
            <text:p text:style-name="Table_20_Contents"/>
            <text:p text:style-name="Table_20_Contents"><text:s text:c="4"/>loop {</text:p>
            <text:p text:style-name="Table_20_Contents"><text:s text:c="8"/>gp_port_embassy_stm32::run_gp();</text:p>
            <text:p text:style-name="Table_20_Contents"><text:s text:c="8"/>Timer::after(Duration::from_millis(1000)).await;</text:p>
            <text:p text:style-name="Table_20_Contents"><text:s text:c="4"/>}</text:p>
            <text:p text:style-name="Table_20_Contents">}</text:p>
          </table:table-cell>
        </table:table-row>
      </table:table>
      <text:p text:style-name="P8"/>
      <text:p text:style-name="P35">In the inifinite loop, the run_gp function is called which runs the gin protocol. This function calls the C function in gp library and takes a channel as the input which is static member in iur rust gp_port_embassy_stm32 crate. </text:p>
      <text:p text:style-name="P35"><text:soft-page-break/></text:p>
      <text:p text:style-name="P35">Sice, this is an async task so we await on 1sec after the gp operations are completed and the connectionn is closed. </text:p>
      <text:p text:style-name="P35"/>
      <text:p text:style-name="P8"/>
      <table:table table:name="Table13" table:style-name="Table13">
        <table:table-column table:style-name="Table13.A"/>
        <table:table-row>
          <table:table-cell table:style-name="Table13.A1" office:value-type="string">
            <text:p text:style-name="Table_20_Contents">pub fn uart_init() -&gt; RingBufferedUartRx&lt;'static, embassy_stm32::peripherals::USART3, DMA1_CH1&gt; {</text:p>
            <text:p text:style-name="Table_20_Contents"><text:s text:c="4"/>let mut clock_config = embassy_stm32::Config::default();</text:p>
            <text:p text:style-name="Table_20_Contents"><text:s text:c="4"/>clock_config.rcc.hse = Some(Hertz(8_000_000));</text:p>
            <text:p text:style-name="Table_20_Contents"><text:s text:c="4"/>clock_config.rcc.sys_ck = Some(Hertz(168_000_000));</text:p>
            <text:p text:style-name="Table_20_Contents"/>
            <text:p text:style-name="Table_20_Contents"><text:s text:c="4"/>let peripherals: embassy_stm32::Peripherals = embassy_stm32::init(clock_config);</text:p>
            <text:p text:style-name="Table_20_Contents"/>
            <text:p text:style-name="Table_20_Contents"><text:s text:c="4"/>let mut config = uart_config::default();</text:p>
            <text:p text:style-name="Table_20_Contents"><text:s text:c="4"/>config.baudrate = 115200;</text:p>
            <text:p text:style-name="Table_20_Contents"/>
            <text:p text:style-name="Table_20_Contents"><text:s text:c="4"/>let usart = Uart::new(</text:p>
            <text:p text:style-name="Table_20_Contents"><text:s text:c="8"/>peripherals.USART3,</text:p>
            <text:p text:style-name="Table_20_Contents"><text:s text:c="8"/>peripherals.PD9,</text:p>
            <text:p text:style-name="Table_20_Contents"><text:s text:c="8"/>peripherals.PD8,</text:p>
            <text:p text:style-name="Table_20_Contents"><text:s text:c="8"/>Irqs,</text:p>
            <text:p text:style-name="Table_20_Contents"><text:s text:c="8"/>peripherals.DMA1_CH0,</text:p>
            <text:p text:style-name="Table_20_Contents"><text:s text:c="8"/>peripherals.DMA1_CH1,</text:p>
            <text:p text:style-name="Table_20_Contents"><text:s text:c="8"/>config,</text:p>
            <text:p text:style-name="Table_20_Contents"><text:s text:c="4"/>);</text:p>
            <text:p text:style-name="Table_20_Contents"><text:s text:c="4"/>let (tx, rx) = usart.split();</text:p>
            <text:p text:style-name="Table_20_Contents"><text:s text:c="4"/>const DMA_BUF_SIZE: usize = 1024;</text:p>
            <text:p text:style-name="Table_20_Contents"><text:s text:c="4"/>static mut DMA_BUF: [u8; DMA_BUF_SIZE] = [0; DMA_BUF_SIZE];</text:p>
            <text:p text:style-name="Table_20_Contents"><text:s text:c="4"/>let dma_buf = unsafe { DMA_BUF.as_mut() };</text:p>
            <text:p text:style-name="Table_20_Contents"><text:s text:c="4"/>unsafe {</text:p>
            <text:p text:style-name="Table_20_Contents"><text:s text:c="8"/>gp_port_embassy_stm32::UART_PERIPHERAL = Some(tx);</text:p>
            <text:p text:style-name="Table_20_Contents"><text:s text:c="4"/>};</text:p>
            <text:p text:style-name="Table_20_Contents"><text:s text:c="4"/>let rx = rx.into_ring_buffered(dma_buf);</text:p>
            <text:p text:style-name="Table_20_Contents"><text:s text:c="4"/>return rx;</text:p>
            <text:p text:style-name="Table_20_Contents">}</text:p>
          </table:table-cell>
        </table:table-row>
      </table:table>
      <text:p text:style-name="P8"/>
      <text:p text:style-name="P35">The figure shows the implementation os uart_init function. <text:span text:style-name="T12">This function essentially initializes the uart peripheral and returns a Ringbuffered uart receiver handle. </text:span></text:p>
      <text:p text:style-name="P36">The clock is configured by setting the hse (High speed external clock) member to 8 Mhz and the systemclock to 168Mhz.</text:p>
      <text:p text:style-name="P36"/>
      <text:p text:style-name="P36">We initialize the embassy peripherals by passing the clock configuration. The uart config is then </text:p>
      <text:p text:style-name="P36">configured to a baudrate of 115200 and all the other members are set to default. The default trait for config is shown in the figure below. </text:p>
      <text:p text:style-name="P36"/>
      <table:table table:name="Table20" table:style-name="Table20">
        <table:table-column table:style-name="Table20.A"/>
        <table:table-row>
          <table:table-cell table:style-name="Table20.A1" office:value-type="string">
            <text:p text:style-name="Table_20_Contents">impl Default for Config {</text:p>
            <text:p text:style-name="Table_20_Contents"><text:s text:c="4"/>fn default() -&gt; Self {</text:p>
            <text:p text:style-name="Table_20_Contents"><text:s text:c="8"/>Self {</text:p>
            <text:p text:style-name="Table_20_Contents"><text:s text:c="12"/>baudrate: 115200,</text:p>
            <text:p text:style-name="Table_20_Contents"><text:s text:c="12"/>data_bits: DataBits::DataBits8,</text:p>
            <text:p text:style-name="Table_20_Contents"><text:s text:c="12"/>stop_bits: StopBits::STOP1,</text:p>
            <text:p text:style-name="Table_20_Contents"><text:soft-page-break/><text:s text:c="12"/>parity: Parity::ParityNone,</text:p>
            <text:p text:style-name="Table_20_Contents"><text:s text:c="12"/>// historical behavior</text:p>
            <text:p text:style-name="Table_20_Contents"><text:s text:c="12"/>detect_previous_overrun: false,</text:p>
            <text:p text:style-name="Table_20_Contents"><text:s text:c="12"/>#[cfg(not(usart_v1))]</text:p>
            <text:p text:style-name="Table_20_Contents"><text:s text:c="12"/>assume_noise_free: false,</text:p>
            <text:p text:style-name="Table_20_Contents"><text:s text:c="8"/>}</text:p>
            <text:p text:style-name="Table_20_Contents"><text:s text:c="4"/>}</text:p>
            <text:p text:style-name="Table_20_Contents">}</text:p>
          </table:table-cell>
        </table:table-row>
      </table:table>
      <text:p text:style-name="P36"/>
      <text:p text:style-name="P36"/>
      <text:p text:style-name="P36">The uart peripheral named usart in the figure is then configured by passing USART3 peripheral, rx pin PD9, Tx pin PD8, the Irqs struct which binds the ISR, tx dma channel, rx dma channel and the config struct. </text:p>
      <text:p text:style-name="P36"/>
      <text:p text:style-name="P36">Since the second task needs the receiver end of uart. We use the function split on the uart peripheral which gives us tx and rx. <text:span text:style-name="T13">We also, convert the uart rx into a <text:s/>buffered uart instance as it uses the dma buffer and would not lose any received packets. Then this ring buffered uart is returned </text:span><text:span text:style-name="T14">at the end of the function</text:span><text:span text:style-name="T13">. </text:span></text:p>
      <text:p text:style-name="P36"/>
      <text:p text:style-name="P37">This rx is then passed as argument to the second task when spawned. This makes sure that we only have one instance of uart receiver which is used inside the <text:s/>receive_byte_task. </text:p>
      <text:p text:style-name="P37"/>
      <text:p text:style-name="P38">The figure <text:span text:style-name="T14">below shows the implementation of the second task <text:s/>receive_byte_task. </text:span><text:span text:style-name="T15">This task takes a buffered rx uart peripheral as input. The idea behind this task is that it waits for a new UART byte to be received, once we get a new byte we check it for acknowledgement. If the byte is a open byte or close byte and not a payload, gp consumes it. If the byte is a payload we send it inside the global channel which is like a queue. So we essentaillay extract the payload bytes and then send it to the channel which is later processed inside gp. </text:span></text:p>
      <text:p text:style-name="P38"/>
      <text:p text:style-name="P39">We start by taking a sender handle for this channel. We use the await on rx peripheral <text:span text:style-name="T17">to receive a new byte </text:span>. When we get the byte we send it to t<text:span text:style-name="T16">he function <text:s/>acknowledge_byte </text:span><text:span text:style-name="T17">to check if this byte is consumed or not. If the function returns true we discard the byte else we send it to the channel. </text:span></text:p>
      <text:p text:style-name="P39"/>
      <text:p text:style-name="P38"/>
      <text:p text:style-name="P8"/>
      <table:table table:name="Table12" table:style-name="Table12">
        <table:table-column table:style-name="Table12.A"/>
        <table:table-row>
          <table:table-cell table:style-name="Table12.A1" office:value-type="string">
            <text:p text:style-name="Table_20_Contents">#[embassy_executor::task()]</text:p>
            <text:p text:style-name="Table_20_Contents">async fn receive_byte_task(</text:p>
            <text:p text:style-name="Table_20_Contents"><text:s text:c="4"/>mut rx: RingBufferedUartRx&lt;'static, embassy_stm32::peripherals::USART3, DMA1_CH1&gt;,</text:p>
            <text:p text:style-name="Table_20_Contents">) {</text:p>
            <text:p text:style-name="Table_20_Contents"><text:s text:c="4"/>info!("receive_byte_task!");</text:p>
            <text:p text:style-name="Table_20_Contents"/>
            <text:p text:style-name="Table_20_Contents"><text:s text:c="4"/>let sender = CHANNEL.sender();</text:p>
            <text:p text:style-name="Table_20_Contents"><text:s text:c="4"/>loop {</text:p>
            <text:p text:style-name="Table_20_Contents"><text:s text:c="8"/>let mut byte = [0u8];</text:p>
            <text:p text:style-name="Table_20_Contents"/>
            <text:p text:style-name="Table_20_Contents"><text:s text:c="8"/>let _result = rx.read(&amp;mut byte).await;</text:p>
            <text:p text:style-name="Table_20_Contents"/>
            <text:p text:style-name="Table_20_Contents"><text:s text:c="8"/>let byte_discarded = gp_port_embassy_stm32::acknowledge_byte(byte);</text:p>
            <text:p text:style-name="Table_20_Contents"/>
            <text:p text:style-name="Table_20_Contents"><text:s text:c="8"/>if !byte_discarded {</text:p>
            <text:p text:style-name="Table_20_Contents"><text:s text:c="12"/>let _send_result = sender.send(byte[0]).await;</text:p>
            <text:p text:style-name="Table_20_Contents"><text:soft-page-break/><text:s text:c="12"/>info!("uart_byte_receive_ISR, byte is {:X}", byte[0]);</text:p>
            <text:p text:style-name="Table_20_Contents"><text:s text:c="8"/>} else {</text:p>
            <text:p text:style-name="Table_20_Contents"><text:s text:c="12"/>info!("uart_byte_receive_ISR, byte is {:X} -&gt; discarded", byte[0]);</text:p>
            <text:p text:style-name="Table_20_Contents"><text:s text:c="8"/>}</text:p>
            <text:p text:style-name="Table_20_Contents"><text:s text:c="4"/>}</text:p>
            <text:p text:style-name="Table_20_Contents">}</text:p>
          </table:table-cell>
        </table:table-row>
      </table:table>
      <text:p text:style-name="P8"/>
      <text:p text:style-name="P6">Tree structure of gp_port_embassy_stm32:</text:p>
      <text:p text:style-name="P40">The figure below shows the directory tree for our crate <text:s/><text:span text:style-name="T18">gp_port_embassy_stm32. </text:span>It is same as any project and has its own Cargo.toml file similar to the one explained earlier.</text:p>
      <text:p text:style-name="P40"/>
      <text:p text:style-name="P40">The generated folder contains bindings.rs which have the bindings generated by bindgen for gp library. The src folder <text:span text:style-name="T19">for the crate is already described above. </text:span></text:p>
      <text:p text:style-name="P40"/>
      <text:p text:style-name="P7"/>
      <table:table table:name="Table14" table:style-name="Table14">
        <table:table-column table:style-name="Table14.A"/>
        <table:table-row>
          <table:table-cell table:style-name="Table14.A1" office:value-type="string">
            <text:p text:style-name="Table_20_Contents">.</text:p>
            <text:p text:style-name="Table_20_Contents">├── Cargo.lock</text:p>
            <text:p text:style-name="Table_20_Contents">├── Cargo.toml</text:p>
            <text:p text:style-name="Table_20_Contents">├── generated</text:p>
            <text:p text:style-name="Table_20_Contents">│ <text:s text:c="2"/>└── bindings.rs</text:p>
            <text:p text:style-name="Table_20_Contents">└── src</text:p>
            <text:p text:style-name="Table_20_Contents"><text:s text:c="4"/>├── gp_port_config.rs</text:p>
            <text:p text:style-name="Table_20_Contents"><text:s text:c="4"/>├── gp_port_uart_stm32.rs</text:p>
            <text:p text:style-name="Table_20_Contents"><text:s text:c="4"/>├── lib.rs</text:p>
            <text:p text:style-name="Table_20_Contents"><text:s text:c="4"/>└── sys_callbacks.rs</text:p>
          </table:table-cell>
        </table:table-row>
      </table:table>
      <text:p text:style-name="P6"/>
      <text:p text:style-name="P40">The figure below shows the package information in Cargo.toml file for our crate.</text:p>
      <text:p text:style-name="P6"/>
      <table:table table:name="Table15" table:style-name="Table15">
        <table:table-column table:style-name="Table15.A"/>
        <table:table-row>
          <table:table-cell table:style-name="Table15.A1" office:value-type="string">
            <text:p text:style-name="Table_20_Contents">[package]</text:p>
            <text:p text:style-name="Table_20_Contents">name = "gp_port_embassy_stm32"</text:p>
            <text:p text:style-name="Table_20_Contents">version = "0.1.0"</text:p>
            <text:p text:style-name="Table_20_Contents">edition = "2021"</text:p>
            <text:p text:style-name="Table_20_Contents">authors = ["Apoorv Singh &lt;Apoorv.Singh@gin.de&gt;"]</text:p>
            <text:p text:style-name="Table_20_Contents">categories = ["embedded", "no-std"]</text:p>
          </table:table-cell>
        </table:table-row>
      </table:table>
      <text:p text:style-name="P6"/>
      <text:p text:style-name="P6">sys_callbacks:</text:p>
      <text:p text:style-name="P45">The module sys_calls contains the implementation of time related callback functions needed by gp.</text:p>
      <text:p text:style-name="P45"/>
      <text:p text:style-name="P46">The function embassy_time_stamp_callback gives the time in milliseconds since system boot. The function now() for instant struct gives the current time <text:span text:style-name="T20">which is then turned into milliseconds using the </text:span><text:s/><text:span text:style-name="T20">function as_millis() that converts ticks to milliseconds which is returned by the function. </text:span></text:p>
      <text:p text:style-name="P46"/>
      <text:p text:style-name="P48">Other function named <text:s/>embassy_sleep_callback is the implementation of delay in Embassy. It receives the numbers of milliseconds we want to delay as argument to the function and performs delay for those number of milliseconds. A delay struct named sleep is created from the embassy_time crate. Then we call delay_ms function to perform a blocking delay for the given number of milliseconds. </text:p>
      <text:p text:style-name="P6"/>
      <table:table table:name="Table16" table:style-name="Table16">
        <table:table-column table:style-name="Table16.A"/>
        <table:table-row>
          <table:table-cell table:style-name="Table16.A1" office:value-type="string">
            <text:p text:style-name="Table_20_Contents">use crate::*;</text:p>
            <text:p text:style-name="Table_20_Contents">#[no_mangle]</text:p>
            <text:p text:style-name="Table_20_Contents"><text:soft-page-break/>pub extern "C" fn embassy_time_stamp_callback() -&gt; ::core::ffi::c_uint {</text:p>
            <text:p text:style-name="Table_20_Contents"><text:s text:c="4"/>let ticks: Instant = embassy_time::Instant::now();</text:p>
            <text:p text:style-name="Table_20_Contents"><text:s text:c="4"/>let tick_ms: u64 = ticks.as_millis();</text:p>
            <text:p text:style-name="Table_20_Contents"><text:s text:c="4"/>return tick_ms as u32;</text:p>
            <text:p text:style-name="Table_20_Contents">}</text:p>
            <text:p text:style-name="Table_20_Contents"/>
            <text:p text:style-name="Table_20_Contents">#[no_mangle]</text:p>
            <text:p text:style-name="Table_20_Contents">pub extern "C" fn embassy_sleep_callback(sleep_time_ms: ::core::ffi::c_uint) {</text:p>
            <text:p text:style-name="Table_20_Contents"><text:s text:c="3"/>let mut sleep: Delay = embassy_time::Delay;</text:p>
            <text:p text:style-name="Table_20_Contents"><text:s text:c="4"/>sleep.delay_ms(sleep_time_ms);</text:p>
            <text:p text:style-name="Table_20_Contents">}</text:p>
          </table:table-cell>
        </table:table-row>
      </table:table>
      <text:p text:style-name="P6"/>
      <text:p text:style-name="P6">gp_port_uart_stm32</text:p>
      <text:p text:style-name="P47">The figure below shows the module <text:span text:style-name="T18">gp_port_uart_stm32 </text:span><text:span text:style-name="T21">which implements the uart operations like:</text:span></text:p>
      <text:p text:style-name="P49">1. uart_open</text:p>
      <text:p text:style-name="P49">2. uart_close</text:p>
      <text:p text:style-name="P49">3. uart_receive_byte</text:p>
      <text:p text:style-name="P49">4. uart_send_byte</text:p>
      <text:p text:style-name="P6"/>
      <text:p text:style-name="P53">Uart open and close operations are fairly simple and just output string on the terminal stating open or closed. </text:p>
      <text:p text:style-name="P53"/>
      <table:table table:name="Table21" table:style-name="Table21">
        <table:table-column table:style-name="Table21.A"/>
        <table:table-row>
          <table:table-cell table:style-name="Table21.A1" office:value-type="string">
            <text:p text:style-name="P56">use crate::*;</text:p>
            <text:p text:style-name="P56">#[no_mangle]</text:p>
            <text:p text:style-name="P56">pub extern "C" fn uart_open(uart: *mut gp_uart_t) -&gt; gp_status_t {</text:p>
            <text:p text:style-name="P56"><text:s text:c="4"/>let uart_handle = unsafe { UART_PERIPHERAL.as_mut() };</text:p>
            <text:p text:style-name="P56"><text:s text:c="4"/>uart_handle.is_none().then(|| {</text:p>
            <text:p text:style-name="P56"><text:s text:c="8"/>info!("error getting uart_hanlde");</text:p>
            <text:p text:style-name="P56"><text:s text:c="8"/>return gp_status_t_GP_STATUS_ERROR;</text:p>
            <text:p text:style-name="P56"><text:s text:c="4"/>});</text:p>
            <text:p text:style-name="P56"><text:s text:c="4"/>info!("uart_opened");</text:p>
            <text:p text:style-name="P56"><text:s text:c="4"/>return gp_status_t_GP_STATUS_OK;</text:p>
            <text:p text:style-name="P56">}</text:p>
            <text:p text:style-name="P56"/>
            <text:p text:style-name="P56">#[no_mangle]</text:p>
            <text:p text:style-name="P56">pub extern "C" fn uart_close(uart: *mut gp_uart_t) {</text:p>
            <text:p text:style-name="P56"><text:s text:c="4"/>info!("uart_closed");</text:p>
            <text:p text:style-name="P56">}</text:p>
            <text:p text:style-name="P56"/>
          </table:table-cell>
        </table:table-row>
      </table:table>
      <text:p text:style-name="P6"/>
      <text:p text:style-name="P53">The operation uart_send_byte implementation can be seen in the figure. We start by creating a uart_handle by taking a mutable reference to the <text:s/>UART_PERIPHERAL which is a global static member. We check if it is null or not. If uart_handle is null we print it on the terminal and return an error status. If the reference is valid we then perform a blocking write and write the byte.</text:p>
      <text:p text:style-name="P6"/>
      <table:table table:name="Table17" table:style-name="Table17">
        <table:table-column table:style-name="Table17.A"/>
        <table:table-row>
          <table:table-cell table:style-name="Table17.A1" office:value-type="string">
            <text:p text:style-name="Table_20_Contents"/>
            <text:p text:style-name="Table_20_Contents">#[no_mangle]</text:p>
            <text:p text:style-name="Table_20_Contents">pub extern "C" fn uart_send_byte(uart: *mut gp_uart_t, byte: u8) -&gt; gp_status_t {</text:p>
            <text:p text:style-name="Table_20_Contents"><text:s text:c="4"/>let mut buffer = [byte]; //conv u8 to [u8], array of 1 byte</text:p>
            <text:p text:style-name="Table_20_Contents"/>
            <text:p text:style-name="Table_20_Contents"><text:s text:c="4"/>let uart_handle = unsafe { UART_PERIPHERAL.as_mut() };</text:p>
            <text:p text:style-name="Table_20_Contents"><text:soft-page-break/></text:p>
            <text:p text:style-name="Table_20_Contents"><text:s text:c="4"/>if uart_handle.is_none() {</text:p>
            <text:p text:style-name="Table_20_Contents"><text:s text:c="8"/>info!("Couldn't get uart handle for sending");</text:p>
            <text:p text:style-name="Table_20_Contents"><text:s text:c="8"/>return gp_status_t_GP_STATUS_ERROR;</text:p>
            <text:p text:style-name="Table_20_Contents"><text:s text:c="4"/>}</text:p>
            <text:p text:style-name="Table_20_Contents"><text:s text:c="4"/>let send_result = uart_handle.unwrap().blocking_write(&amp;mut buffer);</text:p>
            <text:p text:style-name="Table_20_Contents"/>
            <text:p text:style-name="Table_20_Contents"><text:s text:c="4"/>if send_result.is_err() {</text:p>
            <text:p text:style-name="Table_20_Contents"><text:s text:c="8"/>info!("Error sending byte");</text:p>
            <text:p text:style-name="Table_20_Contents"><text:s text:c="8"/>return gp_status_t_GP_STATUS_ERROR;</text:p>
            <text:p text:style-name="Table_20_Contents"><text:s text:c="4"/>}</text:p>
            <text:p text:style-name="Table_20_Contents"><text:s text:c="4"/>info!("uart_byte_sent, byte sent is {:X}", buffer[0]);</text:p>
            <text:p text:style-name="Table_20_Contents"/>
            <text:p text:style-name="Table_20_Contents"><text:s text:c="4"/>return gp_status_t_GP_STATUS_OK;</text:p>
            <text:p text:style-name="Table_20_Contents">}</text:p>
            <text:p text:style-name="Table_20_Contents"/>
          </table:table-cell>
        </table:table-row>
      </table:table>
      <text:p text:style-name="P6"/>
      <text:p text:style-name="P54">For implementing <text:s/>uart_receive_byte operation, the idea is to fetch the data out of the channel and pass it to the argument which can be read by gp. We also need to consider the timeout condition here. The function also takes timeout in milliseconds as input. If the data cannot be fetched inside the given timeout range we return <text:s/>gp_status_t_GP_STATUS_TIMEOUT else we return <text:s/>gp_status_t_GP_STATUS_OK. </text:p>
      <text:p text:style-name="P54"/>
      <text:p text:style-name="P55">Calculation of timeout is done by having a while loop that checks if the elapsed time <text:span text:style-name="T22">(calculated using</text:span> <text:span text:style-name="T22">function <text:s/>checked_duration_since from the embassy_time crate ) is less than the timeout value passed in the argument. </text:span></text:p>
      <text:p text:style-name="P6"/>
      <table:table table:name="Table22" table:style-name="Table22">
        <table:table-column table:style-name="Table22.A"/>
        <table:table-row>
          <table:table-cell table:style-name="Table22.A1" office:value-type="string">
            <text:p text:style-name="P57"/>
            <text:p text:style-name="P57">#[no_mangle]</text:p>
            <text:p text:style-name="P57">pub extern "C" fn uart_receive_byte(</text:p>
            <text:p text:style-name="P57"><text:s text:c="4"/>uart: *mut gp_uart_t,</text:p>
            <text:p text:style-name="P57"><text:s text:c="4"/>byte: *mut u8,</text:p>
            <text:p text:style-name="P57"><text:s text:c="4"/>timeout_ms: ::core::ffi::c_uint,</text:p>
            <text:p text:style-name="P57">) -&gt; gp_status_t {</text:p>
            <text:p text:style-name="P57"><text:s text:c="4"/>let timer_start = embassy_time::Instant::now();</text:p>
            <text:p text:style-name="P57"><text:s text:c="4"/>let mut time_elapsed = 0;</text:p>
            <text:p text:style-name="P57"><text:s text:c="4"/>while time_elapsed &lt; timeout_ms as u64 {</text:p>
            <text:p text:style-name="P57"><text:s text:c="8"/>if let Ok(byte_from_channel) = CHANNEL.receiver().try_recv() {</text:p>
            <text:p text:style-name="P57"><text:s text:c="12"/>unsafe {</text:p>
            <text:p text:style-name="P57"><text:s text:c="16"/>*byte = byte_from_channel;</text:p>
            <text:p text:style-name="P57"><text:s text:c="12"/>}</text:p>
            <text:p text:style-name="P57"><text:s text:c="12"/>info!("rs: byte received is {:X}", unsafe { *byte });</text:p>
            <text:p text:style-name="P57"><text:s text:c="12"/>return gp_status_t_GP_STATUS_OK;</text:p>
            <text:p text:style-name="P57"><text:s text:c="8"/>}</text:p>
            <text:p text:style-name="P57"/>
            <text:p text:style-name="P57"><text:s text:c="8"/>let mut sleep = embassy_time::Delay;</text:p>
            <text:p text:style-name="P57"><text:s text:c="8"/>sleep.delay_ms(5 as u32);</text:p>
            <text:p text:style-name="P57"><text:s text:c="8"/>time_elapsed = Instant::checked_duration_since(&amp;embassy_time::Instant::now(), timer_start)</text:p>
            <text:p text:style-name="P57"><text:s text:c="12"/>.unwrap()</text:p>
            <text:p text:style-name="P57"><text:s text:c="12"/>.as_millis() as u64;</text:p>
            <text:p text:style-name="P57"><text:s text:c="4"/>}</text:p>
            <text:p text:style-name="P57"><text:soft-page-break/></text:p>
            <text:p text:style-name="P57"><text:s text:c="4"/>return gp_status_t_GP_STATUS_TIMEOUT;</text:p>
            <text:p text:style-name="P57">}</text:p>
            <text:p text:style-name="P57"/>
          </table:table-cell>
        </table:table-row>
      </table:table>
      <text:p text:style-name="P6"/>
      <text:p text:style-name="P6"/>
      <text:p text:style-name="P5">gp_port_config contains the functions like:</text:p>
      <text:p text:style-name="P5">configure_gp_port</text:p>
      <text:p text:style-name="P5">#[no_mangle]</text:p>
      <text:p text:style-name="P5">pub extern "C" fn read_serial_number(</text:p>
      <text:p text:style-name="P5"><text:s text:c="4"/>handler: *mut gp_handler_t,</text:p>
      <text:p text:style-name="P5"><text:s text:c="4"/>serial_number: *mut u32,</text:p>
      <text:p text:style-name="P5">) -&gt; gp_status_t ;</text:p>
      <text:p text:style-name="P5"/>
      <text:p text:style-name="P4">and static gp_port configuration :</text:p>
      <text:p text:style-name="P4"/>
      <text:p text:style-name="P4">pub static mut GP_PORT_CONFIG: Option&lt;gp_slave_config_t&gt; = None;</text:p>
      <text:p text:style-name="P4"/>
      <text:p text:style-name="P3">lib.rs </text:p>
      <text:p text:style-name="P3">functions like:</text:p>
      <text:p text:style-name="P3">gp_port_init() //configures port by calling gp_port_config and then configures the slave_channel_struct</text:p>
      <text:p text:style-name="P3">run_gp();</text:p>
      <text:p text:style-name="P3">acknowledge_byte();</text:p>
      <text:p text:style-name="P3"/>
      <text:p text:style-name="P3">alog with static members:</text:p>
      <text:p text:style-name="P3"/>
      <table:table table:name="Table18" table:style-name="Table18">
        <table:table-column table:style-name="Table18.A"/>
        <table:table-row>
          <table:table-cell table:style-name="Table18.A1" office:value-type="string">
            <text:p text:style-name="Table_20_Contents">pub static mut UART_PERIPHERAL: Option&lt;</text:p>
            <text:p text:style-name="Table_20_Contents"><text:s text:c="4"/>UartTx&lt;'static, embassy_stm32::peripherals::USART3, DMA1_CH0&gt;,</text:p>
            <text:p text:style-name="Table_20_Contents">&gt; = None;</text:p>
            <text:p text:style-name="Table_20_Contents"/>
            <text:p text:style-name="Table_20_Contents">static mut GLOBAL_SLAVE_CHANNEL: Option&lt;RefCell&lt;ffi::gp_slave_channel&gt;&gt; = None;</text:p>
            <text:p text:style-name="Table_20_Contents"/>
            <text:p text:style-name="Table_20_Contents">pub static CHANNEL: Channel&lt;CriticalSectionRawMutex, u8, 10000&gt; = Channel::new();</text:p>
            <text:p text:style-name="Table_20_Contents"/>
            <text:p text:style-name="Table_20_Contents">static mut GP_UART_OPERATIONS: gp_uart_operations = gp_uart_operations {</text:p>
            <text:p text:style-name="Table_20_Contents"><text:s text:c="4"/>open: Some(uart_open),</text:p>
            <text:p text:style-name="Table_20_Contents"><text:s text:c="4"/>close: Some(uart_close),</text:p>
            <text:p text:style-name="Table_20_Contents"><text:s text:c="4"/>send_byte: Some(uart_send_byte),</text:p>
            <text:p text:style-name="Table_20_Contents"><text:s text:c="4"/>receive_byte: Some(uart_receive_byte),</text:p>
            <text:p text:style-name="Table_20_Contents">};</text:p>
            <text:p text:style-name="Table_20_Contents"/>
            <text:p text:style-name="Table_20_Contents">static mut GP_UART: gp_uart_t = gp_uart_t {</text:p>
            <text:p text:style-name="Table_20_Contents"><text:s text:c="4"/>operations: core::ptr::null_mut(),</text:p>
            <text:p text:style-name="Table_20_Contents"><text:s text:c="4"/>acknowledge_state: 0,</text:p>
            <text:p text:style-name="Table_20_Contents">};</text:p>
            <text:p text:style-name="Table_20_Contents"/>
            <text:p text:style-name="Table_20_Contents">static mut GP_TIME_CALLBACK: gp_os_utils_callbacks = gp_os_utils_callbacks_t {</text:p>
            <text:p text:style-name="Table_20_Contents"><text:s text:c="4"/>sleep_callback: Some(embassy_sleep_callback),</text:p>
            <text:p text:style-name="Table_20_Contents"><text:s text:c="4"/>time_stamp_callback: Some(embassy_time_stamp_callback),</text:p>
            <text:p text:style-name="Table_20_Contents"><text:s text:c="4"/>enter_critical_section_callback: None,</text:p>
            <text:p text:style-name="Table_20_Contents"><text:soft-page-break/><text:s text:c="4"/>exit_critical_section_callback: None,</text:p>
            <text:p text:style-name="Table_20_Contents">};</text:p>
            <text:p text:style-name="Table_20_Contents"/>
            <text:p text:style-name="Table_20_Contents">static mut GP_SLAVE_CHANNEL: Option&lt;gp_slave_channel_t&gt; = None;</text:p>
          </table:table-cell>
        </table:table-row>
      </table:table>
      <text:p text:style-name="P3"/>
      <text:p text:style-name="P3"/>
      <text:p text:style-name="P3">Result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6:07:58.350957282</meta:creation-date>
    <dc:date>2023-08-07T22:08:59.847008202</dc:date>
    <meta:editing-duration>PT20H35M29S</meta:editing-duration>
    <meta:editing-cycles>17</meta:editing-cycles>
    <meta:generator>LibreOffice/7.3.7.2$Linux_X86_64 LibreOffice_project/30$Build-2</meta:generator>
    <meta:document-statistic meta:table-count="22" meta:image-count="0" meta:object-count="0" meta:page-count="15" meta:paragraph-count="490" meta:word-count="3030" meta:character-count="24655" meta:non-whitespace-character-count="20633"/>
  </office:meta>
</office:document-meta>
</file>